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5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ce1"/>
        <table:table-column table:style-name="co4" table:number-columns-repeated="3" table:default-cell-style-name="ce1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plot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black scale</text:p>
          </table:table-cell>
          <table:table-cell office:value-type="string" calcext:value-type="string">
            <text:p>predation</text:p>
          </table:table-cell>
          <table:table-cell office:value-type="string" calcext:value-type="string">
            <text:p>parasitism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nt to SEL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nt to SE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table:style-name="ce2" office:value-type="date" office:date-value="2022-02-26" calcext:value-type="date">
            <text:p>2022-02-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nt to SEL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47:56.15935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03-18T03:45:12.502509990</meta:creation-date>
    <dc:date>2022-03-18T10:49:11.626737530</dc:date>
    <dc:creator>Aubrey Moore</dc:creator>
    <meta:editing-duration>PT17M11S</meta:editing-duration>
    <meta:editing-cycles>3</meta:editing-cycles>
    <meta:generator>LibreOffice/6.4.7.2$Linux_X86_64 LibreOffice_project/40$Build-2</meta:generator>
    <meta:document-statistic meta:table-count="1" meta:cell-count="97" meta:object-count="0"/>
  </office:meta>
</office:document-meta>
</file>